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roid Sans Mono" svg:font-family="'Droid Sans Mono', 'DejaVu Sans Mono', monospace"/>
    <style:font-face style:name="Droid Sans Mono1" svg:font-family="'Droid Sans Mono', monospace, monospace"/>
    <style:font-face style:name="Google Sans" svg:font-family="'Google Sans', arial, sans-serif"/>
    <style:font-face style:name="Google Sans1" svg:font-family="'Google Sans', arial, sans-serif" style:font-family-generic="swiss"/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, 'DejaVu Serif', serif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rsid="001367ab" officeooo:paragraph-rsid="001367ab"/>
    </style:style>
    <style:style style:name="P2" style:family="paragraph" style:parent-style-name="Standard">
      <style:text-properties officeooo:paragraph-rsid="001367ab"/>
    </style:style>
    <style:style style:name="P3" style:family="paragraph" style:parent-style-name="Standard">
      <style:text-properties fo:font-size="11pt" officeooo:paragraph-rsid="00184734" style:font-size-asian="11pt" style:font-size-complex="11pt"/>
    </style:style>
    <style:style style:name="P4" style:family="paragraph" style:parent-style-name="Standard">
      <style:text-properties fo:font-size="11pt" officeooo:paragraph-rsid="0019ec27"/>
    </style:style>
    <style:style style:name="P5" style:family="paragraph" style:parent-style-name="Standard">
      <style:text-properties fo:font-variant="normal" fo:text-transform="none" fo:color="#202124" loext:opacity="100%" style:font-name="Google Sans" fo:font-size="12pt" fo:letter-spacing="normal" fo:font-style="normal" fo:font-weight="normal" officeooo:rsid="00184734" officeooo:paragraph-rsid="00184734"/>
    </style:style>
    <style:style style:name="P6" style:family="paragraph" style:parent-style-name="Standard">
      <style:text-properties fo:font-variant="normal" fo:text-transform="none" fo:color="#202124" loext:opacity="100%" style:font-name="Google Sans" fo:font-size="12pt" fo:letter-spacing="normal" fo:font-style="normal" fo:font-weight="normal" officeooo:rsid="003134e3" officeooo:paragraph-rsid="003134e3" style:font-size-asian="11pt" style:font-size-complex="11pt"/>
    </style:style>
    <style:style style:name="P7" style:family="paragraph" style:parent-style-name="Standard">
      <style:text-properties fo:font-variant="normal" fo:text-transform="none" fo:color="#202124" loext:opacity="100%" style:font-name="Google Sans" fo:font-size="12pt" fo:letter-spacing="normal" fo:font-style="normal" fo:font-weight="normal" officeooo:rsid="00313881" officeooo:paragraph-rsid="00313881" style:font-size-asian="11pt" style:font-size-complex="11pt"/>
    </style:style>
    <style:style style:name="P8" style:family="paragraph" style:parent-style-name="Standard">
      <style:text-properties fo:font-variant="normal" fo:text-transform="none" fo:color="#202124" loext:opacity="100%" style:font-name="Google Sans" fo:font-size="11pt" fo:letter-spacing="normal" fo:font-style="normal" fo:font-weight="normal" officeooo:rsid="00184734" officeooo:paragraph-rsid="00184734" style:font-size-asian="11pt" style:font-size-complex="11pt"/>
    </style:style>
    <style:style style:name="P9" style:family="paragraph" style:parent-style-name="Standard">
      <style:text-properties fo:font-variant="normal" fo:text-transform="none" fo:color="#202124" loext:opacity="100%" style:font-name="Google Sans" fo:font-size="11pt" fo:letter-spacing="normal" fo:font-style="normal" fo:font-weight="normal" officeooo:paragraph-rsid="0019ec27" style:font-size-asian="11pt" style:font-size-complex="11pt"/>
    </style:style>
    <style:style style:name="P10" style:family="paragraph" style:parent-style-name="Standard">
      <style:text-properties fo:font-variant="normal" fo:text-transform="none" fo:color="#202124" loext:opacity="100%" style:font-name="Google Sans" fo:font-size="11pt" fo:letter-spacing="normal" fo:font-style="normal" fo:font-weight="normal" officeooo:rsid="00212894" officeooo:paragraph-rsid="00212894" style:font-size-asian="11pt" style:font-size-complex="11pt"/>
    </style:style>
    <style:style style:name="P11" style:family="paragraph" style:parent-style-name="Standard">
      <style:text-properties fo:font-variant="normal" fo:text-transform="none" fo:color="#202124" loext:opacity="100%" style:font-name="Google Sans" fo:font-size="11pt" fo:letter-spacing="normal" fo:font-style="normal" fo:font-weight="normal" officeooo:rsid="003134e3" officeooo:paragraph-rsid="003134e3" style:font-size-asian="11pt" style:font-size-complex="11pt"/>
    </style:style>
    <style:style style:name="P12" style:family="paragraph" style:parent-style-name="Standard">
      <style:text-properties fo:font-variant="normal" fo:text-transform="none" style:use-window-font-color="true" loext:opacity="0%" style:font-name="Google Sans" fo:font-size="12pt" fo:letter-spacing="normal" fo:font-style="normal" fo:font-weight="normal" officeooo:rsid="0016451e" officeooo:paragraph-rsid="0016451e"/>
    </style:style>
    <style:style style:name="P13" style:family="paragraph" style:parent-style-name="Preformatted_20_Text">
      <style:text-properties fo:font-variant="normal" fo:text-transform="none" style:font-name="Noto Serif" fo:font-size="12pt" fo:letter-spacing="normal" fo:font-style="normal" fo:font-weight="normal" officeooo:rsid="00313881" officeooo:paragraph-rsid="0032378b"/>
    </style:style>
    <style:style style:name="P14" style:family="paragraph" style:parent-style-name="Preformatted_20_Text">
      <style:text-properties fo:font-variant="normal" fo:text-transform="none" style:font-name="Noto Serif" fo:font-size="12pt" fo:letter-spacing="normal" fo:font-style="normal" fo:font-weight="normal" officeooo:rsid="00313881" officeooo:paragraph-rsid="00343e41"/>
    </style:style>
    <style:style style:name="P15" style:family="paragraph" style:parent-style-name="Standard">
      <style:text-properties fo:font-variant="normal" fo:text-transform="none" style:font-name="Noto Serif" fo:font-size="12pt" fo:letter-spacing="normal" fo:font-style="normal" fo:font-weight="normal" officeooo:rsid="00313881" officeooo:paragraph-rsid="00313881"/>
    </style:style>
    <style:style style:name="P16" style:family="paragraph" style:parent-style-name="Preformatted_20_Text">
      <style:text-properties fo:font-variant="normal" fo:text-transform="none" style:font-name="Noto Serif" fo:font-size="12pt" fo:letter-spacing="normal" fo:font-style="normal" fo:font-weight="normal" officeooo:rsid="00313881" officeooo:paragraph-rsid="00508a63"/>
    </style:style>
    <style:style style:name="P17" style:family="paragraph" style:parent-style-name="Standard">
      <style:text-properties fo:font-variant="normal" fo:text-transform="none" style:font-name="Droid Sans Mono" fo:letter-spacing="normal" fo:font-style="normal" fo:font-weight="normal" officeooo:rsid="0022f58a" officeooo:paragraph-rsid="0022f58a" style:font-style-asian="italic" style:font-style-complex="italic"/>
    </style:style>
    <style:style style:name="P18" style:family="paragraph" style:parent-style-name="Standard">
      <style:text-properties fo:font-style="italic" officeooo:rsid="0020fc01" officeooo:paragraph-rsid="0020fc01" style:font-style-asian="italic" style:font-style-complex="italic"/>
    </style:style>
    <style:style style:name="P19" style:family="paragraph" style:parent-style-name="Standard">
      <style:text-properties fo:font-style="italic" officeooo:paragraph-rsid="0022f58a"/>
    </style:style>
    <style:style style:name="P20" style:family="paragraph" style:parent-style-name="Standard">
      <style:text-properties officeooo:rsid="0016451e" officeooo:paragraph-rsid="0016451e"/>
    </style:style>
    <style:style style:name="P21" style:family="paragraph" style:parent-style-name="Standard">
      <style:text-properties officeooo:paragraph-rsid="0040bdfa"/>
    </style:style>
    <style:style style:name="P22" style:family="paragraph" style:parent-style-name="Standard">
      <style:text-properties officeooo:paragraph-rsid="0046516f"/>
    </style:style>
    <style:style style:name="P23" style:family="paragraph" style:parent-style-name="Preformatted_20_Text">
      <style:text-properties officeooo:paragraph-rsid="00567998"/>
    </style:style>
    <style:style style:name="P24" style:family="paragraph" style:parent-style-name="Preformatted_20_Text">
      <style:text-properties officeooo:paragraph-rsid="0056e498"/>
    </style:style>
    <style:style style:name="P25" style:family="paragraph" style:parent-style-name="Preformatted_20_Text">
      <style:text-properties officeooo:paragraph-rsid="00578949"/>
    </style:style>
    <style:style style:name="P26" style:family="paragraph" style:parent-style-name="Preformatted_20_Text">
      <style:text-properties officeooo:paragraph-rsid="005cb0a2"/>
    </style:style>
    <style:style style:name="P27" style:family="paragraph" style:parent-style-name="Preformatted_20_Text">
      <style:text-properties officeooo:paragraph-rsid="0056e498"/>
    </style:style>
    <style:style style:name="P28" style:family="paragraph" style:parent-style-name="Standard">
      <style:paragraph-properties style:line-height-at-least="0.503cm"/>
      <style:text-properties fo:color="#cccccc" loext:opacity="100%" style:font-name="Droid Sans Mono1" fo:font-size="10.5pt" fo:font-weight="normal" fo:background-color="#1f1f1f"/>
    </style:style>
    <style:style style:name="P29" style:family="paragraph" style:parent-style-name="Standard">
      <style:text-properties officeooo:paragraph-rsid="0056e498"/>
    </style:style>
    <style:style style:name="T1" style:family="text">
      <style:text-properties officeooo:rsid="001367ab"/>
    </style:style>
    <style:style style:name="T2" style:family="text">
      <style:text-properties fo:font-variant="normal" fo:text-transform="none" fo:color="#202124" loext:opacity="100%" style:font-name="Google Sans" fo:font-size="12pt" fo:letter-spacing="normal" fo:font-style="normal" fo:font-weight="normal"/>
    </style:style>
    <style:style style:name="T3" style:family="text">
      <style:text-properties fo:font-variant="normal" fo:text-transform="none" fo:color="#202124" loext:opacity="100%" style:font-name="Google Sans" fo:font-size="12pt" fo:letter-spacing="normal" fo:font-style="normal" fo:font-weight="normal" officeooo:rsid="001367ab"/>
    </style:style>
    <style:style style:name="T4" style:family="text">
      <style:text-properties fo:font-variant="normal" fo:text-transform="none" fo:color="#202124" loext:opacity="100%" style:font-name="Google Sans" fo:font-size="12pt" fo:letter-spacing="normal" fo:font-style="normal" fo:font-weight="normal" officeooo:rsid="00184734" style:font-size-asian="12pt" style:font-size-complex="12pt"/>
    </style:style>
    <style:style style:name="T5" style:family="text">
      <style:text-properties fo:font-variant="normal" fo:text-transform="none" fo:color="#202124" loext:opacity="100%" style:font-name="Google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02124" loext:opacity="100%" style:font-name="Google Sans" fo:font-size="11pt" fo:letter-spacing="normal" fo:font-style="normal" fo:font-weight="normal" officeooo:rsid="0046516f" style:font-size-asian="11pt" style:font-size-complex="11pt"/>
    </style:style>
    <style:style style:name="T7" style:family="text">
      <style:text-properties fo:font-variant="normal" fo:text-transform="none" fo:color="#202124" loext:opacity="100%" style:font-name="Google Sans" fo:letter-spacing="normal" fo:font-style="normal" fo:font-weight="normal"/>
    </style:style>
    <style:style style:name="T8" style:family="text">
      <style:text-properties fo:font-variant="normal" fo:text-transform="none" fo:color="#202124" loext:opacity="100%" style:font-name="Google Sans" fo:letter-spacing="normal" fo:font-style="normal" fo:font-weight="normal" officeooo:rsid="00184734"/>
    </style:style>
    <style:style style:name="T9" style:family="text">
      <style:text-properties fo:font-variant="normal" fo:text-transform="none" fo:color="#202124" loext:opacity="100%" style:font-name="Google Sans" fo:letter-spacing="normal" fo:font-style="normal" fo:font-weight="normal" style:font-size-asian="11pt" style:font-size-complex="11pt"/>
    </style:style>
    <style:style style:name="T10" style:family="text">
      <style:text-properties fo:font-variant="normal" fo:text-transform="none" fo:color="#202124" loext:opacity="100%" style:font-name="Google Sans" fo:letter-spacing="normal" fo:font-style="normal" fo:font-weight="normal" officeooo:rsid="0019ec27" style:font-size-asian="11pt" style:font-size-complex="11pt"/>
    </style:style>
    <style:style style:name="T11" style:family="text">
      <style:text-properties fo:font-variant="normal" fo:text-transform="none" fo:color="#202124" loext:opacity="100%" style:font-name="Liberation Serif" fo:font-size="12pt" fo:letter-spacing="normal" fo:font-style="normal" fo:font-weight="normal"/>
    </style:style>
    <style:style style:name="T12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1367ab"/>
    </style:style>
    <style:style style:name="T13" style:family="text">
      <style:text-properties fo:font-variant="normal" fo:text-transform="none" fo:color="#202124" loext:opacity="100%" style:font-name="Liberation Serif" fo:font-size="12pt" fo:letter-spacing="normal" fo:font-style="normal" fo:font-weight="normal" officeooo:rsid="00184734" style:font-size-asian="12pt" style:font-size-complex="12pt"/>
    </style:style>
    <style:style style:name="T14" style:family="text">
      <style:text-properties fo:font-variant="normal" fo:text-transform="none" fo:color="#202124" loext:opacity="100%" style:font-name="Liberation Serif" fo:letter-spacing="normal" fo:font-style="normal" fo:font-weight="normal" officeooo:rsid="00184734"/>
    </style:style>
    <style:style style:name="T15" style:family="text">
      <style:text-properties fo:font-variant="normal" fo:text-transform="none" fo:color="#202124" loext:opacity="100%" style:font-name="Google Sans1" fo:font-size="11pt" fo:letter-spacing="normal" fo:font-style="normal" fo:font-weight="normal" style:font-size-asian="11pt" style:font-size-complex="11pt"/>
    </style:style>
    <style:style style:name="T16" style:family="text">
      <style:text-properties fo:font-variant="normal" fo:text-transform="none" fo:color="#202124" loext:opacity="100%" fo:letter-spacing="normal" fo:font-style="normal" fo:font-weight="normal" officeooo:rsid="00184734" style:font-size-asian="11pt" style:font-size-complex="11pt"/>
    </style:style>
    <style:style style:name="T17" style:family="text">
      <style:text-properties fo:font-variant="normal" fo:text-transform="none" fo:color="#202124" loext:opacity="100%" fo:letter-spacing="normal" fo:font-style="normal" fo:font-weight="normal" officeooo:rsid="0019ec27" style:font-size-asian="11pt" style:font-size-complex="11pt"/>
    </style:style>
    <style:style style:name="T18" style:family="text">
      <style:text-properties fo:font-variant="normal" fo:text-transform="none" fo:color="#202124" loext:opacity="100%" style:font-name="Droid Sans Mono" fo:font-size="12pt" fo:letter-spacing="normal" fo:font-style="normal" fo:font-weight="normal" officeooo:rsid="003134e3" style:font-size-asian="11pt" style:font-size-complex="11pt"/>
    </style:style>
    <style:style style:name="T19" style:family="text">
      <style:text-properties fo:font-variant="normal" fo:text-transform="none" fo:color="#202124" loext:opacity="100%" style:font-name="Droid Sans Mono" fo:font-size="12pt" fo:letter-spacing="normal" fo:font-style="normal" fo:font-weight="normal" officeooo:rsid="005589b4" style:font-size-asian="11pt" style:font-size-complex="11pt"/>
    </style:style>
    <style:style style:name="T20" style:family="text">
      <style:text-properties fo:font-variant="normal" fo:text-transform="none" fo:color="#202124" loext:opacity="100%" style:font-name="Droid Sans Mono" fo:font-size="12pt" fo:letter-spacing="normal" fo:font-style="normal" fo:font-weight="normal" officeooo:rsid="005cb0a2" style:font-size-asian="11pt" style:font-size-complex="11pt"/>
    </style:style>
    <style:style style:name="T21" style:family="text">
      <style:text-properties fo:font-variant="normal" fo:text-transform="none" fo:color="#202124" loext:opacity="100%" style:font-name="Droid Sans Mono" fo:font-size="12pt" fo:letter-spacing="normal" fo:font-style="normal" fo:font-weight="normal" officeooo:rsid="006192ed" style:font-size-asian="11pt" style:font-size-complex="11pt"/>
    </style:style>
    <style:style style:name="T22" style:family="text">
      <style:text-properties fo:font-variant="normal" fo:text-transform="none" fo:color="#202124" loext:opacity="100%" style:font-name="Droid Sans Mono" fo:font-size="12pt" fo:letter-spacing="normal" fo:font-style="normal" fo:font-weight="normal" officeooo:rsid="0061d51c" style:font-size-asian="11pt" style:font-size-complex="11pt"/>
    </style:style>
    <style:style style:name="T23" style:family="text">
      <style:text-properties fo:font-variant="normal" fo:text-transform="none" style:font-name="Droid Sans Mono" fo:letter-spacing="normal" fo:font-style="normal" fo:font-weight="normal" officeooo:rsid="0022f58a" style:font-style-asian="italic" style:font-style-complex="italic"/>
    </style:style>
    <style:style style:name="T24" style:family="text">
      <style:text-properties fo:font-variant="normal" fo:text-transform="none" style:font-name="Droid Sans Mono" fo:letter-spacing="normal" fo:font-style="normal" fo:font-weight="normal" officeooo:rsid="002a593d" style:font-style-asian="italic" style:font-style-complex="italic"/>
    </style:style>
    <style:style style:name="T25" style:family="text">
      <style:text-properties fo:font-variant="normal" fo:text-transform="none" style:font-name="Droid Sans Mono" fo:letter-spacing="normal" fo:font-style="normal" fo:font-weight="normal" officeooo:rsid="0040f63a" style:font-style-asian="italic" style:font-style-complex="italic"/>
    </style:style>
    <style:style style:name="T26" style:family="text">
      <style:text-properties fo:font-variant="normal" fo:text-transform="none" style:font-name="Droid Sans Mono" fo:font-size="10.5pt" fo:letter-spacing="normal" fo:font-style="normal" fo:font-weight="normal" officeooo:rsid="0040bdfa"/>
    </style:style>
    <style:style style:name="T27" style:family="text">
      <style:text-properties fo:font-variant="normal" fo:text-transform="none" fo:color="#5f6368" loext:opacity="100%" style:font-name="DejaVu Sans" fo:font-size="10.5pt" fo:letter-spacing="normal" fo:font-style="normal" fo:font-weight="bold" style:font-size-asian="11pt" style:font-weight-asian="bold" style:font-size-complex="11pt" style:font-weight-complex="bold"/>
    </style:style>
    <style:style style:name="T28" style:family="text">
      <style:text-properties fo:font-variant="normal" fo:text-transform="none" fo:color="#4d5156" loext:opacity="100%" style:font-name="DejaVu Sans" fo:font-size="11pt" fo:letter-spacing="normal" fo:font-style="normal" fo:font-weight="bold" style:font-size-asian="11pt" style:font-weight-asian="bold" style:font-size-complex="11pt" style:font-weight-complex="bold"/>
    </style:style>
    <style:style style:name="T29" style:family="text">
      <style:text-properties fo:font-variant="normal" fo:text-transform="none" fo:color="#4d5156" loext:opacity="100%" style:font-name="DejaVu Sans" fo:font-size="10.5pt" fo:letter-spacing="normal" fo:font-style="normal" fo:font-weight="bold" style:font-size-asian="11pt" style:font-weight-asian="bold" style:font-size-complex="11pt" style:font-weight-complex="bold"/>
    </style:style>
    <style:style style:name="T30" style:family="text">
      <style:text-properties fo:font-variant="normal" fo:text-transform="none" fo:color="#000000" loext:opacity="100%" style:font-name="monospace" fo:font-size="9.75pt" fo:letter-spacing="normal" fo:font-style="normal" fo:font-weight="normal" officeooo:rsid="0040bdfa"/>
    </style:style>
    <style:style style:name="T31" style:family="text">
      <style:text-properties fo:font-variant="normal" fo:text-transform="none" fo:color="#ce9178" loext:opacity="100%" style:font-name="Droid Sans Mono1" fo:font-size="10.5pt" fo:letter-spacing="normal" fo:font-style="normal" fo:font-weight="normal" officeooo:rsid="003134e3" fo:background-color="#1f1f1f" loext:char-shading-value="0" style:font-size-asian="11pt" style:font-size-complex="11pt"/>
    </style:style>
    <style:style style:name="T32" style:family="text">
      <style:text-properties fo:font-variant="normal" fo:text-transform="none" fo:color="#cccccc" loext:opacity="100%" style:font-name="Droid Sans Mono1" fo:font-size="10.5pt" fo:letter-spacing="normal" fo:font-style="normal" fo:font-weight="normal" officeooo:rsid="003134e3" fo:background-color="#1f1f1f" loext:char-shading-value="0" style:font-size-asian="11pt" style:font-size-complex="11pt"/>
    </style:style>
    <style:style style:name="T33" style:family="text">
      <style:text-properties fo:font-variant="normal" fo:text-transform="none" fo:color="#9cdcfe" loext:opacity="100%" style:font-name="Droid Sans Mono1" fo:font-size="10.5pt" fo:letter-spacing="normal" fo:font-style="normal" fo:font-weight="normal" officeooo:rsid="003134e3" fo:background-color="#1f1f1f" loext:char-shading-value="0" style:font-size-asian="11pt" style:font-size-complex="11pt"/>
    </style:style>
    <style:style style:name="T34" style:family="text">
      <style:text-properties fo:font-variant="normal" fo:text-transform="none" fo:color="#d7ba7d" loext:opacity="100%" style:font-name="Droid Sans Mono1" fo:font-size="10.5pt" fo:letter-spacing="normal" fo:font-style="normal" fo:font-weight="normal" officeooo:rsid="003134e3" fo:background-color="#1f1f1f" loext:char-shading-value="0" style:font-size-asian="11pt" style:font-size-complex="11pt"/>
    </style:style>
    <style:style style:name="T35" style:family="text">
      <style:text-properties officeooo:rsid="0022f58a" style:font-style-asian="italic" style:font-style-complex="italic"/>
    </style:style>
    <style:style style:name="T36" style:family="text">
      <style:text-properties fo:color="#202124" loext:opacity="100%" style:font-name="Google Sans" style:font-size-asian="11pt" style:font-size-complex="11pt"/>
    </style:style>
    <style:style style:name="T37" style:family="text">
      <style:text-properties fo:color="#202124" loext:opacity="100%" style:font-name="Google Sans" officeooo:rsid="003134e3" style:font-size-asian="11pt" style:font-size-complex="11pt"/>
    </style:style>
    <style:style style:name="T38" style:family="text">
      <style:text-properties fo:color="#202124" loext:opacity="100%" style:font-name="Droid Sans Mono" officeooo:rsid="0020fc01" style:font-size-asian="11pt" style:font-style-asian="italic" style:font-size-complex="11pt" style:font-style-complex="italic"/>
    </style:style>
    <style:style style:name="T39" style:family="text">
      <style:text-properties fo:color="#202124" loext:opacity="100%" style:font-name="Droid Sans Mono" officeooo:rsid="004f7e75" style:font-size-asian="11pt" style:font-style-asian="italic" style:font-size-complex="11pt" style:font-style-complex="italic"/>
    </style:style>
    <style:style style:name="T40" style:family="text">
      <style:text-properties fo:color="#202124" loext:opacity="100%" style:font-name="Droid Sans Mono" officeooo:rsid="0051e5fb" style:font-size-asian="11pt" style:font-style-asian="italic" style:font-size-complex="11pt" style:font-style-complex="italic"/>
    </style:style>
    <style:style style:name="T41" style:family="text">
      <style:text-properties fo:color="#202124" loext:opacity="100%" style:font-name="Droid Sans Mono" officeooo:rsid="003134e3" style:font-size-asian="11pt" style:font-size-complex="11pt"/>
    </style:style>
    <style:style style:name="T42" style:family="text">
      <style:text-properties fo:color="#202124" loext:opacity="100%" style:font-name="Droid Sans Mono" fo:font-size="10.5pt" officeooo:rsid="0040bdfa" fo:background-color="#ffffff" loext:char-shading-value="0" style:font-size-asian="11pt" style:font-size-complex="11pt" loext:padding="0cm" loext:border="none"/>
    </style:style>
    <style:style style:name="T43" style:family="text">
      <style:text-properties fo:color="#ce9178" loext:opacity="100%"/>
    </style:style>
    <style:style style:name="T44" style:family="text">
      <style:text-properties fo:color="#ce9178" loext:opacity="100%" style:font-name="Droid Sans Mono1" fo:font-size="10.5pt" fo:font-weight="normal" officeooo:rsid="003134e3" fo:background-color="#1f1f1f" loext:char-shading-value="0" style:font-size-asian="11pt" style:font-size-complex="11pt"/>
    </style:style>
    <style:style style:name="T45" style:family="text">
      <style:text-properties fo:color="#9cdcfe" loext:opacity="100%"/>
    </style:style>
    <style:style style:name="T46" style:family="text">
      <style:text-properties fo:color="#d7ba7d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commands:</text:p>
      <text:p text:style-name="P1">------------------------</text:p>
      <text:p text:style-name="P2"><text:span text:style-name="T1">Stop containers = </text:span><text:span text:style-name="T5">docker stop $(docker ps -a -q)</text:span></text:p>
      <text:p text:style-name="P2"><text:span text:style-name="T12">Remove containers </text:span><text:span text:style-name="T3">= </text:span><text:span text:style-name="T5">docker rm $(docker ps -a -q)</text:span></text:p>
      <text:p text:style-name="P2"><text:span text:style-name="T12">Remove images</text:span><text:span text:style-name="T3"> = </text:span><text:span text:style-name="T5">docker rmi $(docker images -q)</text:span></text:p>
      <text:p text:style-name="P22"><text:span text:style-name="T6">Start all containers = </text:span><text:span text:style-name="Emphasis"><text:span text:style-name="T27">docker start</text:span></text:span><text:span text:style-name="Emphasis"><text:span text:style-name="T28"> </text:span></text:span><text:span text:style-name="T29">$(</text:span><text:span text:style-name="Emphasis"><text:span text:style-name="T27">docker</text:span></text:span><text:span text:style-name="Emphasis"><text:span text:style-name="T28"> </text:span></text:span><text:span text:style-name="T29">ps -a -q)</text:span></text:p>
      <text:p text:style-name="P20"><text:span text:style-name="T12">R</text:span><text:span text:style-name="T11">un andoid container</text:span><text:span text:style-name="T2"> = </text:span><text:span text:style-name="T5">docker run -d -p 6080:6080 -e</text:span><text:span text:style-name="T2"> </text:span><text:span text:style-name="T15">EMULATOR_DEVICE</text:span><text:span text:style-name="T5">="Samsung Galaxy S10" -e WEB_VNC=true --device /dev/kvm --name android-container budtmo/docker-android:emulator_11.0</text:span></text:p>
      <text:p text:style-name="P10"/>
      <text:p text:style-name="P21"><text:span text:style-name="Source_20_Text"><text:span text:style-name="T26">Selenoid:</text:span></text:span></text:p>
      <text:p text:style-name="P21"><text:span text:style-name="Source_20_Text"><text:span text:style-name="T26">------------</text:span></text:span></text:p>
      <text:p text:style-name="P21"><text:span text:style-name="Source_20_Text"><text:span text:style-name="T30">114.0.5735.90</text:span></text:span></text:p>
      <text:p text:style-name="P18"/>
      <text:p text:style-name="P18">docker run -d <text:s text:c="34"/>\</text:p>
      <text:p text:style-name="P18">--name selenoid <text:s text:c="32"/>\</text:p>
      <text:p text:style-name="P18">-p 4444:4444 <text:s text:c="35"/>\</text:p>
      <text:p text:style-name="P18">-v /var/run/docker.sock:/var/run/docker.sock <text:s text:c="3"/>\</text:p>
      <text:p text:style-name="P18">-v ./config/:/etc/selenoid/:ro <text:s text:c="13"/>\</text:p>
      <text:p text:style-name="P18">aerokube/selenoid:latest-release</text:p>
      <text:p text:style-name="P18"/>
      <text:p text:style-name="P19"><text:span text:style-name="T35">Selenoid ui = </text:span><text:span text:style-name="T23">docker run --</text:span><text:span text:style-name="T25">rm</text:span><text:span text:style-name="T23"> -d --name selenoid-ui --link selenoid -p 80</text:span><text:span text:style-name="T25">8</text:span><text:span text:style-name="T23">0:8080 aerokube/selenoid-ui --selenoid-uri=</text:span><text:a xlink:type="simple" xlink:href="http://selenoid:4444/" text:style-name="Internet_20_link" text:visited-style-name="Visited_20_Internet_20_Link"><text:span text:style-name="T23">http://selenoid:4444</text:span></text:a></text:p>
      <text:p text:style-name="P17"/>
      <text:p text:style-name="P19"><text:span text:style-name="T24">selenoid-android = </text:span><text:span text:style-name="T23">docker run -d --name emulator-test -e ENABLE_VNC=true -e SKIN=WXGA</text:span><text:span text:style-name="T24">720</text:span><text:span text:style-name="T23"> --privileged -p 59</text:span><text:span text:style-name="T24">8</text:span><text:span text:style-name="T23">0:5900 -p 8888:4444 selenoid/android:7.1</text:span></text:p>
      <text:p text:style-name="P12"/>
      <text:p text:style-name="P5">Bash commands:</text:p>
      <text:p text:style-name="P5">-----------------------</text:p>
      <text:p text:style-name="P3"><text:span text:style-name="T13">Open bashrc file to set env variable</text:span><text:span text:style-name="T14"> </text:span><text:span text:style-name="T8">= </text:span><text:span text:style-name="T7">gedit .bashrc</text:span></text:p>
      <text:p text:style-name="P3"><text:span text:style-name="T13">Install something</text:span><text:span text:style-name="T8"> = </text:span><text:span text:style-name="T7">sudo apt install default-jdk</text:span></text:p>
      <text:p text:style-name="P3"><text:span text:style-name="T13">Set env variable</text:span><text:span text:style-name="T4"> </text:span><text:span text:style-name="T8">= </text:span><text:span text:style-name="T7">export JAVA_HOME="/usr/lib/jvm/java-11-openjdk-amd64"</text:span><text:span text:style-name="T8"> </text:span></text:p>
      <text:p text:style-name="P8"><text:tab/><text:tab/> <text:s text:c="6"/>export PATH=$JAVA_HOME/bin:$PATH</text:p>
      <text:p text:style-name="P4"><text:span text:style-name="T16">S</text:span><text:span text:style-name="T17">tart emulator</text:span><text:span text:style-name="T10"> = </text:span><text:span text:style-name="T9">emulator -avd Pixel_6_API_31</text:span></text:p>
      <text:p text:style-name="P9"/>
      <text:p text:style-name="P11">Selenoid images :</text:p>
      <text:p text:style-name="P11">--------------------------</text:p>
      <text:p text:style-name="P6">selenoid/chrome:114.0</text:p>
      <text:p text:style-name="P6">selenoid/firefox:115.0</text:p>
      <text:p text:style-name="P6">browsers/edge:114.0</text:p>
      <text:p text:style-name="P6">browsers/android:10.0</text:p>
      <text:p text:style-name="P6">selenoid/chrome-mobile:86.0</text:p>
      <text:p text:style-name="P6"/>
      <text:p text:style-name="P15"><text:span text:style-name="T37">a</text:span><text:span text:style-name="T36">ppium grid:</text:span></text:p>
      <text:p text:style-name="P7">-----------------</text:p>
      <text:p text:style-name="P13"><text:span text:style-name="Source_20_Text"><text:span text:style-name="T38">docker run -d -p 6080:6080 -e EMULATOR_DEVICE="Samsung Galaxy S10" -e WEB_VNC=true --device /dev/kvm --name android-container budtmo/docker-android:emulator_11.0</text:span></text:span></text:p>
      <text:p text:style-name="P13"><text:span text:style-name="Source_20_Text"><text:span text:style-name="T38"/></text:span></text:p>
      <text:p text:style-name="P16"><text:span text:style-name="Source_20_Text"><text:span text:style-name="T38">docker run -d -p 6080:6080 -p 4723:4723 -</text:span></text:span><text:span text:style-name="Source_20_Text"><text:span text:style-name="T40">p 127.0.0.5:5555 </text:span></text:span><text:span text:style-name="Source_20_Text"><text:span text:style-name="T38">-e EMULATOR_DEVICE="Samsung Galaxy S10" -e WEB_VNC=true -e APPIUM=true</text:span></text:span><text:span text:style-name="Source_20_Text"><text:span text:style-name="T39"> </text:span></text:span><text:span text:style-name="Source_20_Text"><text:span text:style-name="T38">--device /dev/kvm --name android-container budtmo/docker-android:emulator_11.0</text:span></text:span></text:p>
      <text:p text:style-name="P14"><text:soft-page-break/><text:span text:style-name="Source_20_Text"><text:span text:style-name="T41">docker exec android-container appium --allow-insecure chromedriver_autodownload &amp;</text:span></text:span></text:p>
      <text:p text:style-name="P14"><text:span text:style-name="Source_20_Text"><text:span text:style-name="T41"/></text:span></text:p>
      <text:p text:style-name="P23"><text:span text:style-name="Source_20_Text"><text:span text:style-name="T18">docker run -d -p 6080:6080 -p 4723:4723</text:span></text:span><text:span text:style-name="Source_20_Text"><text:span text:style-name="T44"> </text:span></text:span><text:span text:style-name="Source_20_Text"><text:span text:style-name="T18">-p 127.0.0.5:5555:5555 -e EMULATOR_DEVICE="Samsung Galaxy S10" -e WEB_VNC=true -e APPIUM </text:span></text:span><text:span text:style-name="Source_20_Text"><text:span text:style-name="T19">--</text:span></text:span><text:span text:style-name="Source_20_Text"><text:span text:style-name="T31">allow-insecure chromedriver_autodownload</text:span></text:span><text:span text:style-name="Source_20_Text"><text:span text:style-name="T18">=true --device /dev/kvm --name android-container budtmo/docker-android:emulator_11.0</text:span></text:span></text:p>
      <text:p text:style-name="P23"><text:span text:style-name="Source_20_Text"><text:span text:style-name="T18"/></text:span></text:p>
      <text:p text:style-name="P24"><text:span text:style-name="Source_20_Text"><text:span text:style-name="T18">docker run -d -p 6080:6080 -p 4723:4723</text:span></text:span><text:span text:style-name="Source_20_Text"><text:span text:style-name="T31"> </text:span></text:span><text:span text:style-name="Source_20_Text"><text:span text:style-name="T18">-p 127.0.0.5:5555:5555 -e EMULATOR_DEVICE="Samsung Galaxy S10" -e WEB_VNC=true -e APPIUM=true --device /dev/kvm --name android-container budtmo/docker-android:emulator_11.0</text:span></text:span></text:p>
      <text:p text:style-name="P24"><text:span text:style-name="Source_20_Text"><text:span text:style-name="T18"/></text:span></text:p>
      <text:p text:style-name="P25"><text:span text:style-name="Source_20_Text"><text:span text:style-name="T18">docker run -d -p 6080:6080 -p 127.0.0.</text:span></text:span><text:span text:style-name="Source_20_Text"><text:span text:style-name="T21">3</text:span></text:span><text:span text:style-name="Source_20_Text"><text:span text:style-name="T18">:555</text:span></text:span><text:span text:style-name="Source_20_Text"><text:span text:style-name="T21">4</text:span></text:span><text:span text:style-name="Source_20_Text"><text:span text:style-name="T18">:5555 -e EMULATOR_DEVICE="Samsung Galaxy S10" -e WEB_VNC=true --device /dev/kvm --name </text:span></text:span><text:span text:style-name="Source_20_Text"><text:span text:style-name="T21">samsung_galaxy_s10</text:span></text:span><text:span text:style-name="Source_20_Text"><text:span text:style-name="T18"> budtmo/docker-android:emulator_1</text:span></text:span><text:span text:style-name="Source_20_Text"><text:span text:style-name="T21">1</text:span></text:span><text:span text:style-name="Source_20_Text"><text:span text:style-name="T18">.0</text:span></text:span></text:p>
      <text:p text:style-name="P25"><text:span text:style-name="Source_20_Text"><text:span text:style-name="T18"/></text:span></text:p>
      <text:p text:style-name="P26"><text:span text:style-name="Source_20_Text"><text:span text:style-name="T18">docker run -d -p 60</text:span></text:span><text:span text:style-name="Source_20_Text"><text:span text:style-name="T22">5</text:span></text:span><text:span text:style-name="Source_20_Text"><text:span text:style-name="T18">0:6080 -p 127.0.0.</text:span></text:span><text:span text:style-name="Source_20_Text"><text:span text:style-name="T22">6</text:span></text:span><text:span text:style-name="Source_20_Text"><text:span text:style-name="T18">:555</text:span></text:span><text:span text:style-name="Source_20_Text"><text:span text:style-name="T22">6</text:span></text:span><text:span text:style-name="Source_20_Text"><text:span text:style-name="T18">:555</text:span></text:span><text:span text:style-name="Source_20_Text"><text:span text:style-name="T21">5</text:span></text:span><text:span text:style-name="Source_20_Text"><text:span text:style-name="T18"> -e EMULATOR_DEVICE="</text:span></text:span><text:span text:style-name="Source_20_Text"><text:span text:style-name="T20">Nexus </text:span></text:span><text:span text:style-name="Source_20_Text"><text:span text:style-name="T22">7</text:span></text:span><text:span text:style-name="Source_20_Text"><text:span text:style-name="T18">" -e WEB_VNC=true --device /dev/kvm --name </text:span></text:span><text:span text:style-name="Source_20_Text"><text:span text:style-name="T21">nexus_</text:span></text:span><text:span text:style-name="Source_20_Text"><text:span text:style-name="T22">7_tab2</text:span></text:span><text:span text:style-name="Source_20_Text"><text:span text:style-name="T18"> budtmo/docker-android:emulator_1</text:span></text:span><text:span text:style-name="Source_20_Text"><text:span text:style-name="T21">1</text:span></text:span><text:span text:style-name="Source_20_Text"><text:span text:style-name="T18">.0</text:span></text:span></text:p>
      <text:p text:style-name="P24"><text:span text:style-name="Source_20_Text"><text:span text:style-name="T18"/></text:span></text:p>
      <text:p text:style-name="P29"><text:span text:style-name="Source_20_Text"><text:span text:style-name="T33">"pretest"</text:span></text:span><text:span text:style-name="Source_20_Text"><text:span text:style-name="T32">: </text:span></text:span><text:span text:style-name="Source_20_Text"><text:span text:style-name="T31">"docker compose up -d"</text:span></text:span><text:span text:style-name="Source_20_Text"><text:span text:style-name="T32">,</text:span></text:span></text:p>
      <text:p text:style-name="P28"><text:span text:style-name="T45">"wait"</text:span>: <text:span text:style-name="T43">"node -e </text:span><text:span text:style-name="T46">\"</text:span><text:span text:style-name="T43">setTimeout(()=&gt;{}, 15000)</text:span><text:span text:style-name="T46">\"</text:span><text:span text:style-name="T43">"</text:span>,</text:p>
      <text:p text:style-name="P29"><text:span text:style-name="Source_20_Text"><text:span text:style-name="T33">"connectDevices"</text:span></text:span><text:span text:style-name="Source_20_Text"><text:span text:style-name="T32">: </text:span></text:span><text:span text:style-name="Source_20_Text"><text:span text:style-name="T31">"adb connect 127.0.0.3:5554 &amp;&amp; adb connect 127.0.0.4:5555 &amp;&amp; adb connect 127.0.0.5:5558"</text:span></text:span><text:span text:style-name="Source_20_Text"><text:span text:style-name="T32">, </text:span></text:span></text:p>
      <text:p text:style-name="P29"><text:span text:style-name="Source_20_Text"><text:span text:style-name="T32"/></text:span></text:p>
      <text:p text:style-name="P29"><text:span text:style-name="Source_20_Text"><text:span text:style-name="T31">npm run </text:span></text:span><text:span text:style-name="Source_20_Text"><text:span text:style-name="T34">\"</text:span></text:span><text:span text:style-name="Source_20_Text"><text:span text:style-name="T31">wait</text:span></text:span><text:span text:style-name="Source_20_Text"><text:span text:style-name="T34">\"</text:span></text:span><text:span text:style-name="Source_20_Text"><text:span text:style-name="T31"> &amp;&amp; npm run </text:span></text:span><text:span text:style-name="Source_20_Text"><text:span text:style-name="T34">\"</text:span></text:span><text:span text:style-name="Source_20_Text"><text:span text:style-name="T31">connectDevices</text:span></text:span><text:span text:style-name="Source_20_Text"><text:span text:style-name="T34">\"</text:span></text:span><text:span text:style-name="Source_20_Text"><text:span text:style-name="T31"> &amp;&amp;</text:span></text:span></text:p>
      <text:p text:style-name="P29"><text:span text:style-name="Source_20_Text"><text:span text:style-name="T32"/></text:span></text:p>
      <text:p text:style-name="P24"><text:span text:style-name="Source_20_Text"><text:span text:style-name="T18"/></text:span></text:p>
      <text:p text:style-name="P14"><text:span text:style-name="Source_20_Text"><text:span text:style-name="T41"/></text:span></text:p>
      <text:p text:style-name="P14"><text:span text:style-name="Source_20_Text"><text:span text:style-name="T42"/></text:span></text:p>
      <text:p text:style-name="P6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roid Sans Mono" svg:font-family="'Droid Sans Mono', 'DejaVu Sans Mono', monospace"/>
    <style:font-face style:name="Droid Sans Mono1" svg:font-family="'Droid Sans Mono', monospace, monospace"/>
    <style:font-face style:name="Google Sans" svg:font-family="'Google Sans', arial, sans-serif"/>
    <style:font-face style:name="Google Sans1" svg:font-family="'Google Sans', arial, sans-serif" style:font-family-generic="swiss"/>
    <style:font-face style:name="Hack" svg:font-family="Hack, 'Fira Code', Consolas, Menlo, Monaco, 'Andale Mono', 'Lucida Console', 'Lucida Sans Typewriter', 'DejaVu Sans Mono', 'Bitstream Vera Sans Mono', 'Liberation Mono', 'Nimbus Mono L'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, 'DejaVu Serif', serif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9T19:44:36.198071602</meta:creation-date>
    <dc:date>2023-08-20T17:02:23.134851864</dc:date>
    <meta:editing-duration>P2DT33M53S</meta:editing-duration>
    <meta:editing-cycles>40</meta:editing-cycles>
    <meta:generator>LibreOffice/7.3.7.2$Linux_X86_64 LibreOffice_project/30$Build-2</meta:generator>
    <meta:document-statistic meta:table-count="0" meta:image-count="0" meta:object-count="0" meta:page-count="2" meta:paragraph-count="45" meta:word-count="336" meta:character-count="2998" meta:non-whitespace-character-count="2602"/>
  </office:meta>
</office:document-meta>
</file>